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65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1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9.703cm"/>
    </style:style>
    <style:style style:name="co9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<text:s/>outgoing throughput(message/second)</text:p>
          </table:table-cell>
        </table:table-row>
        <table:table-row table:style-name="ro1">
          <table:table-cell office:value-type="string" calcext:value-type="string">
            <text:p>Enter talk and leave - Actors with green threads - 1</text:p>
          </table:table-cell>
          <table:table-cell office:value-type="float" office:value="824.642970825781" calcext:value-type="float">
            <text:p>824,6429708258</text:p>
          </table:table-cell>
        </table:table-row>
        <table:table-row table:style-name="ro1">
          <table:table-cell office:value-type="string" calcext:value-type="string">
            <text:p>Enter talk and leave - Actors with green threads - 10</text:p>
          </table:table-cell>
          <table:table-cell office:value-type="float" office:value="170170.042414883" calcext:value-type="float">
            <text:p>170170,042414883</text:p>
          </table:table-cell>
        </table:table-row>
        <table:table-row table:style-name="ro1">
          <table:table-cell office:value-type="string" calcext:value-type="string">
            <text:p>Enter talk and leave - Actors with green threads - 100</text:p>
          </table:table-cell>
          <table:table-cell office:value-type="float" office:value="2083996.0747321" calcext:value-type="float">
            <text:p>2083996,0747321</text:p>
          </table:table-cell>
        </table:table-row>
        <table:table-row table:style-name="ro1">
          <table:table-cell office:value-type="string" calcext:value-type="string">
            <text:p>Enter talk and leave - Actors with green threads - 1000</text:p>
          </table:table-cell>
          <table:table-cell office:value-type="float" office:value="6787700.8567562" calcext:value-type="float">
            <text:p>6787700,8567562</text:p>
          </table:table-cell>
        </table:table-row>
        <table:table-row table:style-name="ro1">
          <table:table-cell office:value-type="string" calcext:value-type="string">
            <text:p>Enter talk and leave - Actors with green threads - 10000</text:p>
          </table:table-cell>
          <table:table-cell office:value-type="float" office:value="6927139.0789756" calcext:value-type="float">
            <text:p>6927139,0789756</text:p>
          </table:table-cell>
        </table:table-row>
        <table:table-row table:style-name="ro1">
          <table:table-cell office:value-type="string" calcext:value-type="string">
            <text:p>Enter talk and leave - Bounded Concurrent - 1</text:p>
          </table:table-cell>
          <table:table-cell office:value-type="float" office:value="393.458051666551" calcext:value-type="float">
            <text:p>393,4580516666</text:p>
          </table:table-cell>
        </table:table-row>
        <table:table-row table:style-name="ro1">
          <table:table-cell office:value-type="string" calcext:value-type="string">
            <text:p>Enter talk and leave - Bounded Concurrent - 10</text:p>
          </table:table-cell>
          <table:table-cell office:value-type="float" office:value="46077.2515840975" calcext:value-type="float">
            <text:p>46077,2515840975</text:p>
          </table:table-cell>
        </table:table-row>
        <table:table-row table:style-name="ro1">
          <table:table-cell office:value-type="string" calcext:value-type="string">
            <text:p>Enter talk and leave - Bounded Concurrent - 100</text:p>
          </table:table-cell>
          <table:table-cell office:value-type="float" office:value="283076.685002173" calcext:value-type="float">
            <text:p>283076,685002173</text:p>
          </table:table-cell>
        </table:table-row>
        <table:table-row table:style-name="ro1">
          <table:table-cell office:value-type="string" calcext:value-type="string">
            <text:p>Enter talk and leave - Bounded Concurrent - 1000</text:p>
          </table:table-cell>
          <table:table-cell office:value-type="float" office:value="7126952.0193461" calcext:value-type="float">
            <text:p>7126952,0193461</text:p>
          </table:table-cell>
        </table:table-row>
        <table:table-row table:style-name="ro1">
          <table:table-cell office:value-type="string" calcext:value-type="string">
            <text:p>Enter talk and leave - Bounded Concurrent - 10000</text:p>
          </table:table-cell>
          <table:table-cell table:style-name="ce1" office:value-type="float" office:value="10132483.3955296" calcext:value-type="float">
            <text:p>1,01E+007</text:p>
          </table:table-cell>
        </table:table-row>
        <table:table-row table:style-name="ro1">
          <table:table-cell office:value-type="string" calcext:value-type="string">
            <text:p>Enter talk and leave - Mono Threaded - 1</text:p>
          </table:table-cell>
          <table:table-cell office:value-type="float" office:value="1740.94202372904" calcext:value-type="float">
            <text:p>1740,942023729</text:p>
          </table:table-cell>
        </table:table-row>
        <table:table-row table:style-name="ro1">
          <table:table-cell office:value-type="string" calcext:value-type="string">
            <text:p>Enter talk and leave - Mono Threaded - 10</text:p>
          </table:table-cell>
          <table:table-cell office:value-type="float" office:value="13759.4449990265" calcext:value-type="float">
            <text:p>13759,4449990265</text:p>
          </table:table-cell>
        </table:table-row>
        <table:table-row table:style-name="ro1">
          <table:table-cell office:value-type="string" calcext:value-type="string">
            <text:p>Enter talk and leave - Mono Threaded - 100</text:p>
          </table:table-cell>
          <table:table-cell office:value-type="float" office:value="162743.664161792" calcext:value-type="float">
            <text:p>162743,664161792</text:p>
          </table:table-cell>
        </table:table-row>
        <table:table-row table:style-name="ro1">
          <table:table-cell office:value-type="string" calcext:value-type="string">
            <text:p>Enter talk and leave - Mono Threaded - 1000</text:p>
          </table:table-cell>
          <table:table-cell office:value-type="float" office:value="3021512.70912023" calcext:value-type="float">
            <text:p>3021512,70912023</text:p>
          </table:table-cell>
        </table:table-row>
        <table:table-row table:style-name="ro1">
          <table:table-cell office:value-type="string" calcext:value-type="string">
            <text:p>Enter talk and leave - Mono Threaded - 10000</text:p>
          </table:table-cell>
          <table:table-cell office:value-type="float" office:value="7548503.59872551" calcext:value-type="float">
            <text:p>7548503,59872551</text:p>
          </table:table-cell>
        </table:table-row>
        <table:table-row table:style-name="ro1">
          <table:table-cell office:value-type="string" calcext:value-type="string">
            <text:p>Enter while others are talking - Actors with green threads - 1</text:p>
          </table:table-cell>
          <table:table-cell office:value-type="float" office:value="1031.57123773075" calcext:value-type="float">
            <text:p>1031,5712377308</text:p>
          </table:table-cell>
        </table:table-row>
        <table:table-row table:style-name="ro1">
          <table:table-cell office:value-type="string" calcext:value-type="string">
            <text:p>Enter while others are talking - Actors with green threads - 10</text:p>
          </table:table-cell>
          <table:table-cell office:value-type="float" office:value="2121740.77042765" calcext:value-type="float">
            <text:p>2121740,77042765</text:p>
          </table:table-cell>
        </table:table-row>
        <table:table-row table:style-name="ro1">
          <table:table-cell office:value-type="string" calcext:value-type="string">
            <text:p>Enter while others are talking - Actors with green threads - 100</text:p>
          </table:table-cell>
          <table:table-cell office:value-type="float" office:value="7692540.68381554" calcext:value-type="float">
            <text:p>7692540,68381554</text:p>
          </table:table-cell>
        </table:table-row>
        <table:table-row table:style-name="ro1">
          <table:table-cell office:value-type="string" calcext:value-type="string">
            <text:p>Enter while others are talking - Actors with green threads - 1000</text:p>
          </table:table-cell>
          <table:table-cell table:style-name="ce1" office:value-type="float" office:value="16924964.8335759" calcext:value-type="float">
            <text:p>1,69E+007</text:p>
          </table:table-cell>
        </table:table-row>
        <table:table-row table:style-name="ro1">
          <table:table-cell office:value-type="string" calcext:value-type="string">
            <text:p>Enter while others are talking - Actors with green threads - 15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nter while others are talking - Bounded Concurrent - 1</text:p>
          </table:table-cell>
          <table:table-cell office:value-type="float" office:value="3146.10512185914" calcext:value-type="float">
            <text:p>3146,1051218591</text:p>
          </table:table-cell>
        </table:table-row>
        <table:table-row table:style-name="ro1">
          <table:table-cell office:value-type="string" calcext:value-type="string">
            <text:p>Enter while others are talking - Bounded Concurrent - 10</text:p>
          </table:table-cell>
          <table:table-cell office:value-type="float" office:value="725809.644323949" calcext:value-type="float">
            <text:p>725809,644323949</text:p>
          </table:table-cell>
        </table:table-row>
        <table:table-row table:style-name="ro1">
          <table:table-cell office:value-type="string" calcext:value-type="string">
            <text:p>Enter while others are talking - Bounded Concurrent - 100</text:p>
          </table:table-cell>
          <table:table-cell table:style-name="ce1" office:value-type="float" office:value="11189343.9297014" calcext:value-type="float">
            <text:p>1,12E+007</text:p>
          </table:table-cell>
        </table:table-row>
        <table:table-row table:style-name="ro1">
          <table:table-cell office:value-type="string" calcext:value-type="string">
            <text:p>Enter while others are talking - Bounded Concurrent - 1000</text:p>
          </table:table-cell>
          <table:table-cell table:style-name="ce1" office:value-type="float" office:value="28975078.8629382" calcext:value-type="float">
            <text:p>2,90E+007</text:p>
          </table:table-cell>
        </table:table-row>
        <table:table-row table:style-name="ro1">
          <table:table-cell office:value-type="string" calcext:value-type="string">
            <text:p>Enter while others are talking - Bounded Concurrent - 1500</text:p>
          </table:table-cell>
          <table:table-cell table:style-name="ce1" office:value-type="float" office:value="32093204.0000639" calcext:value-type="float">
            <text:p>3,21E+007</text:p>
          </table:table-cell>
        </table:table-row>
        <table:table-row table:style-name="ro1">
          <table:table-cell office:value-type="string" calcext:value-type="string">
            <text:p>Enter while others are talking - Mono Threaded - 1</text:p>
          </table:table-cell>
          <table:table-cell office:value-type="float" office:value="14268.0490820888" calcext:value-type="float">
            <text:p>14268,0490820888</text:p>
          </table:table-cell>
        </table:table-row>
        <table:table-row table:style-name="ro1">
          <table:table-cell office:value-type="string" calcext:value-type="string">
            <text:p>Enter while others are talking - Mono Threaded - 10</text:p>
          </table:table-cell>
          <table:table-cell office:value-type="float" office:value="687185.99417766" calcext:value-type="float">
            <text:p>687185,99417766</text:p>
          </table:table-cell>
        </table:table-row>
        <table:table-row table:style-name="ro1">
          <table:table-cell office:value-type="string" calcext:value-type="string">
            <text:p>Enter while others are talking - Mono Threaded - 100</text:p>
          </table:table-cell>
          <table:table-cell table:style-name="ce1" office:value-type="float" office:value="10765541.7023162" calcext:value-type="float">
            <text:p>1,08E+007</text:p>
          </table:table-cell>
        </table:table-row>
        <table:table-row table:style-name="ro1">
          <table:table-cell office:value-type="string" calcext:value-type="string">
            <text:p>Enter while others are talking - Mono Threaded - 1000</text:p>
          </table:table-cell>
          <table:table-cell table:style-name="ce1" office:value-type="float" office:value="24709236.903516" calcext:value-type="float">
            <text:p>2,47E+007</text:p>
          </table:table-cell>
        </table:table-row>
        <table:table-row table:style-name="ro1">
          <table:table-cell office:value-type="string" calcext:value-type="string">
            <text:p>Enter while others are talking - Mono Threaded - 150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mply sending messages - Actors with green threads - 1 x 1000000</text:p>
          </table:table-cell>
          <table:table-cell office:value-type="float" office:value="265684.258867714" calcext:value-type="float">
            <text:p>265684,258867714</text:p>
          </table:table-cell>
        </table:table-row>
        <table:table-row table:style-name="ro1">
          <table:table-cell office:value-type="string" calcext:value-type="string">
            <text:p>Simply sending messages - Actors with green threads - 10 x 100000</text:p>
          </table:table-cell>
          <table:table-cell office:value-type="float" office:value="242595.740299565" calcext:value-type="float">
            <text:p>242595,740299565</text:p>
          </table:table-cell>
        </table:table-row>
        <table:table-row table:style-name="ro1">
          <table:table-cell office:value-type="string" calcext:value-type="string">
            <text:p>Simply sending messages - Actors with green threads - 100 x 1000</text:p>
          </table:table-cell>
          <table:table-cell office:value-type="float" office:value="103474.353695271" calcext:value-type="float">
            <text:p>103474,353695271</text:p>
          </table:table-cell>
        </table:table-row>
        <table:table-row table:style-name="ro1">
          <table:table-cell office:value-type="string" calcext:value-type="string">
            <text:p>Simply sending messages - Actors with green threads - 1000 x 10</text:p>
          </table:table-cell>
          <table:table-cell office:value-type="float" office:value="825532.824354264" calcext:value-type="float">
            <text:p>825532,824354264</text:p>
          </table:table-cell>
        </table:table-row>
        <table:table-row table:style-name="ro1">
          <table:table-cell office:value-type="string" calcext:value-type="string">
            <text:p>Simply sending messages - Actors with green threads - 10000 x 1</text:p>
          </table:table-cell>
          <table:table-cell office:value-type="float" office:value="3548804.78683917" calcext:value-type="float">
            <text:p>3548804,78683917</text:p>
          </table:table-cell>
        </table:table-row>
        <table:table-row table:style-name="ro1">
          <table:table-cell office:value-type="string" calcext:value-type="string">
            <text:p>Simply sending messages - Bounded Concurrent - 1 x 1000000</text:p>
          </table:table-cell>
          <table:table-cell office:value-type="float" office:value="458617.014387492" calcext:value-type="float">
            <text:p>458617,014387492</text:p>
          </table:table-cell>
        </table:table-row>
        <table:table-row table:style-name="ro1">
          <table:table-cell office:value-type="string" calcext:value-type="string">
            <text:p>Simply sending messages - Bounded Concurrent - 10 x 100000</text:p>
          </table:table-cell>
          <table:table-cell office:value-type="float" office:value="429235.024987444" calcext:value-type="float">
            <text:p>429235,024987444</text:p>
          </table:table-cell>
        </table:table-row>
        <table:table-row table:style-name="ro1">
          <table:table-cell office:value-type="string" calcext:value-type="string">
            <text:p>Simply sending messages - Bounded Concurrent - 100 x 1000</text:p>
          </table:table-cell>
          <table:table-cell office:value-type="float" office:value="332313.466836059" calcext:value-type="float">
            <text:p>332313,466836059</text:p>
          </table:table-cell>
        </table:table-row>
        <table:table-row table:style-name="ro1">
          <table:table-cell office:value-type="string" calcext:value-type="string">
            <text:p>Simply sending messages - Bounded Concurrent - 1000 x 10</text:p>
          </table:table-cell>
          <table:table-cell office:value-type="float" office:value="1674910.65016068" calcext:value-type="float">
            <text:p>1674910,65016068</text:p>
          </table:table-cell>
        </table:table-row>
        <table:table-row table:style-name="ro1">
          <table:table-cell office:value-type="string" calcext:value-type="string">
            <text:p>Simply sending messages - Bounded Concurrent - 10000 x 1</text:p>
          </table:table-cell>
          <table:table-cell office:value-type="float" office:value="5317296.41469181" calcext:value-type="float">
            <text:p>5317296,41469181</text:p>
          </table:table-cell>
        </table:table-row>
        <table:table-row table:style-name="ro1">
          <table:table-cell office:value-type="string" calcext:value-type="string">
            <text:p>Simply sending messages - Mono Threaded - 1 x 1000000</text:p>
          </table:table-cell>
          <table:table-cell office:value-type="float" office:value="669537.815582208" calcext:value-type="float">
            <text:p>669537,815582208</text:p>
          </table:table-cell>
        </table:table-row>
        <table:table-row table:style-name="ro1">
          <table:table-cell office:value-type="string" calcext:value-type="string">
            <text:p>Simply sending messages - Mono Threaded - 10 x 100000</text:p>
          </table:table-cell>
          <table:table-cell office:value-type="float" office:value="539699.91110185" calcext:value-type="float">
            <text:p>539699,91110185</text:p>
          </table:table-cell>
        </table:table-row>
        <table:table-row table:style-name="ro1">
          <table:table-cell office:value-type="string" calcext:value-type="string">
            <text:p>Simply sending messages - Mono Threaded - 100 x 1000</text:p>
          </table:table-cell>
          <table:table-cell office:value-type="float" office:value="161997.081390879" calcext:value-type="float">
            <text:p>161997,081390879</text:p>
          </table:table-cell>
        </table:table-row>
        <table:table-row table:style-name="ro1">
          <table:table-cell office:value-type="string" calcext:value-type="string">
            <text:p>Simply sending messages - Mono Threaded - 1000 x 10</text:p>
          </table:table-cell>
          <table:table-cell office:value-type="float" office:value="945055.112235643" calcext:value-type="float">
            <text:p>945055,112235643</text:p>
          </table:table-cell>
        </table:table-row>
        <table:table-row table:style-name="ro1">
          <table:table-cell office:value-type="string" calcext:value-type="string">
            <text:p>Simply sending messages - Mono Threaded - 10000 x 1</text:p>
          </table:table-cell>
          <table:table-cell office:value-type="float" office:value="5069753.85328557" calcext:value-type="float">
            <text:p>5069753,85328557</text:p>
          </table:table-cell>
        </table:table-row>
      </table:table>
      <table:table table:name="Simply Sending Data" table:style-name="ta1">
        <table:shapes>
          <draw:frame draw:z-index="0" draw:style-name="gr1" draw:text-style-name="P1" svg:width="27.419cm" svg:height="11.666cm" svg:x="0.391cm" svg:y="4.128cm">
            <draw:object draw:notify-on-update-of-ranges="'Simply Sending Data'.A3:'Simply Sending Data'.A3 'Simply Sending Data'.A4:'Simply Sending Data'.A8 'Simply Sending Data'.B3:'Simply Sending Data'.B3 'Simply Sending Data'.B4:'Simply Sending Data'.B8 'Simply Sending Data'.C3:'Simply Sending Data'.C3 'Simply Sending Data'.C4:'Simply Sending Data'.C8 'Simply Sending Data'.D3:'Simply Sending Data'.D3 'Simply Sending Data'.D4:'Simply Sending Data'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mply sending messag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" table:formula="of:=LOOKUP([.$A$1]&amp;&quot; - &quot; &amp;[.B$3]&amp;&quot; - &quot;&amp;[.$A4];[Data.$A$2:.$A$105];[Data.$B$2:.$B$105])" office:value-type="float" office:value="5069753.85328557" calcext:value-type="float">
            <text:p>5,07E+006</text:p>
          </table:table-cell>
          <table:table-cell table:style-name="ce1" table:formula="of:=LOOKUP([.$A$1]&amp;&quot; - &quot; &amp;[.C$3]&amp;&quot; - &quot;&amp;[.$A4];[Data.$A$2:.$A$105];[Data.$B$2:.$B$105])" office:value-type="float" office:value="5317296.41469181" calcext:value-type="float">
            <text:p>5,32E+006</text:p>
          </table:table-cell>
          <table:table-cell table:style-name="ce1" table:formula="of:=LOOKUP([.$A$1]&amp;&quot; - &quot; &amp;[.D$3]&amp;&quot; - &quot;&amp;[.$A4];[Data.$A$2:.$A$105];[Data.$B$2:.$B$105])" office:value-type="float" office:value="3548804.78683917" calcext:value-type="float">
            <text:p>3,55E+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0 x 10</text:p>
          </table:table-cell>
          <table:table-cell table:style-name="ce1" table:formula="of:=LOOKUP([.$A$1]&amp;&quot; - &quot; &amp;[.B$3]&amp;&quot; - &quot;&amp;[.$A5];[Data.$A$2:.$A$105];[Data.$B$2:.$B$105])" office:value-type="float" office:value="945055.112235643" calcext:value-type="float">
            <text:p>9,45E+005</text:p>
          </table:table-cell>
          <table:table-cell table:style-name="ce1" table:formula="of:=LOOKUP([.$A$1]&amp;&quot; - &quot; &amp;[.C$3]&amp;&quot; - &quot;&amp;[.$A5];[Data.$A$2:.$A$105];[Data.$B$2:.$B$105])" office:value-type="float" office:value="1674910.65016068" calcext:value-type="float">
            <text:p>1,67E+006</text:p>
          </table:table-cell>
          <table:table-cell table:style-name="ce1" table:formula="of:=LOOKUP([.$A$1]&amp;&quot; - &quot; &amp;[.D$3]&amp;&quot; - &quot;&amp;[.$A5];[Data.$A$2:.$A$105];[Data.$B$2:.$B$105])" office:value-type="float" office:value="825532.824354264" calcext:value-type="float">
            <text:p>8,26E+0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 x 1000</text:p>
          </table:table-cell>
          <table:table-cell table:style-name="ce1" table:formula="of:=LOOKUP([.$A$1]&amp;&quot; - &quot; &amp;[.B$3]&amp;&quot; - &quot;&amp;[.$A6];[Data.$A$2:.$A$105];[Data.$B$2:.$B$105])" office:value-type="float" office:value="161997.081390879" calcext:value-type="float">
            <text:p>1,62E+005</text:p>
          </table:table-cell>
          <table:table-cell table:style-name="ce1" table:formula="of:=LOOKUP([.$A$1]&amp;&quot; - &quot; &amp;[.C$3]&amp;&quot; - &quot;&amp;[.$A6];[Data.$A$2:.$A$105];[Data.$B$2:.$B$105])" office:value-type="float" office:value="332313.466836059" calcext:value-type="float">
            <text:p>3,32E+005</text:p>
          </table:table-cell>
          <table:table-cell table:style-name="ce1" table:formula="of:=LOOKUP([.$A$1]&amp;&quot; - &quot; &amp;[.D$3]&amp;&quot; - &quot;&amp;[.$A6];[Data.$A$2:.$A$105];[Data.$B$2:.$B$105])" office:value-type="float" office:value="103474.353695271" calcext:value-type="float">
            <text:p>1,03E+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x 100000</text:p>
          </table:table-cell>
          <table:table-cell table:style-name="ce1" table:formula="of:=LOOKUP([.$A$1]&amp;&quot; - &quot; &amp;[.B$3]&amp;&quot; - &quot;&amp;[.$A7];[Data.$A$2:.$A$105];[Data.$B$2:.$B$105])" office:value-type="float" office:value="539699.91110185" calcext:value-type="float">
            <text:p>5,40E+005</text:p>
          </table:table-cell>
          <table:table-cell table:style-name="ce1" table:formula="of:=LOOKUP([.$A$1]&amp;&quot; - &quot; &amp;[.C$3]&amp;&quot; - &quot;&amp;[.$A7];[Data.$A$2:.$A$105];[Data.$B$2:.$B$105])" office:value-type="float" office:value="429235.024987444" calcext:value-type="float">
            <text:p>4,29E+005</text:p>
          </table:table-cell>
          <table:table-cell table:style-name="ce1" table:formula="of:=LOOKUP([.$A$1]&amp;&quot; - &quot; &amp;[.D$3]&amp;&quot; - &quot;&amp;[.$A7];[Data.$A$2:.$A$105];[Data.$B$2:.$B$105])" office:value-type="float" office:value="242595.740299565" calcext:value-type="float">
            <text:p>2,43E+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x 1000000</text:p>
          </table:table-cell>
          <table:table-cell table:style-name="ce1" table:formula="of:=LOOKUP([.$A$1]&amp;&quot; - &quot; &amp;[.B$3]&amp;&quot; - &quot;&amp;[.$A8];[Data.$A$2:.$A$105];[Data.$B$2:.$B$105])" office:value-type="float" office:value="669537.815582208" calcext:value-type="float">
            <text:p>6,70E+005</text:p>
          </table:table-cell>
          <table:table-cell table:style-name="ce1" table:formula="of:=LOOKUP([.$A$1]&amp;&quot; - &quot; &amp;[.C$3]&amp;&quot; - &quot;&amp;[.$A8];[Data.$A$2:.$A$105];[Data.$B$2:.$B$105])" office:value-type="float" office:value="458617.014387492" calcext:value-type="float">
            <text:p>4,59E+005</text:p>
          </table:table-cell>
          <table:table-cell table:style-name="ce1" table:formula="of:=LOOKUP([.$A$1]&amp;&quot; - &quot; &amp;[.D$3]&amp;&quot; - &quot;&amp;[.$A8];[Data.$A$2:.$A$105];[Data.$B$2:.$B$105])" office:value-type="float" office:value="265684.258867714" calcext:value-type="float">
            <text:p>2,66E+005</text:p>
          </table:table-cell>
          <table:table-cell table:number-columns-repeated="2"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talk and leave" table:style-name="ta1">
        <table:shapes>
          <draw:frame draw:z-index="0" draw:style-name="gr1" draw:text-style-name="P1" svg:width="27.419cm" svg:height="11.666cm" svg:x="0.391cm" svg:y="4.128cm">
            <draw:object draw:notify-on-update-of-ranges="'Enter talk and leave'.A4:'Enter talk and leave'.A8 'Enter talk and leave'.B3:'Enter talk and leave'.B3 'Enter talk and leave'.B4:'Enter talk and leave'.B8 'Enter talk and leave'.C3:'Enter talk and leave'.C3 'Enter talk and leave'.C4:'Enter talk and leave'.C8 'Enter talk and leave'.D3:'Enter talk and leave'.D3 'Enter talk and leave'.D4:'Enter talk and leave'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ter talk and lea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105];[Data.$B$2:.$B$105])" office:value-type="float" office:value="1740.94202372904" calcext:value-type="float">
            <text:p>1,74E+003</text:p>
          </table:table-cell>
          <table:table-cell table:style-name="ce1" table:formula="of:=LOOKUP([.$A$1]&amp;&quot; - &quot; &amp;[.C$3]&amp;&quot; - &quot;&amp;[.$A4];[Data.$A$2:.$A$105];[Data.$B$2:.$B$105])" office:value-type="float" office:value="393.458051666551" calcext:value-type="float">
            <text:p>3,93E+002</text:p>
          </table:table-cell>
          <table:table-cell table:style-name="ce1" table:formula="of:=LOOKUP([.$A$1]&amp;&quot; - &quot; &amp;[.D$3]&amp;&quot; - &quot;&amp;[.$A4];[Data.$A$2:.$A$105];[Data.$B$2:.$B$105])" office:value-type="float" office:value="824.642970825781" calcext:value-type="float">
            <text:p>8,25E+002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,00E+001</text:p>
          </table:table-cell>
          <table:table-cell table:style-name="ce1" table:formula="of:=LOOKUP([.$A$1]&amp;&quot; - &quot; &amp;[.B$3]&amp;&quot; - &quot;&amp;[.$A5];[Data.$A$2:.$A$105];[Data.$B$2:.$B$105])" office:value-type="float" office:value="13759.4449990265" calcext:value-type="float">
            <text:p>1,38E+004</text:p>
          </table:table-cell>
          <table:table-cell table:style-name="ce1" table:formula="of:=LOOKUP([.$A$1]&amp;&quot; - &quot; &amp;[.C$3]&amp;&quot; - &quot;&amp;[.$A5];[Data.$A$2:.$A$105];[Data.$B$2:.$B$105])" office:value-type="float" office:value="46077.2515840975" calcext:value-type="float">
            <text:p>4,61E+004</text:p>
          </table:table-cell>
          <table:table-cell table:style-name="ce1" table:formula="of:=LOOKUP([.$A$1]&amp;&quot; - &quot; &amp;[.D$3]&amp;&quot; - &quot;&amp;[.$A5];[Data.$A$2:.$A$105];[Data.$B$2:.$B$105])" office:value-type="float" office:value="170170.042414883" calcext:value-type="float">
            <text:p>1,70E+005</text:p>
          </table:table-cell>
          <table:table-cell table:number-columns-repeated="2"/>
        </table:table-row>
        <table:table-row table:style-name="ro1">
          <table:table-cell table:style-name="ce1" office:value-type="float" office:value="100" calcext:value-type="float">
            <text:p>1,00E+002</text:p>
          </table:table-cell>
          <table:table-cell table:style-name="ce1" table:formula="of:=LOOKUP([.$A$1]&amp;&quot; - &quot; &amp;[.B$3]&amp;&quot; - &quot;&amp;[.$A6];[Data.$A$2:.$A$105];[Data.$B$2:.$B$105])" office:value-type="float" office:value="162743.664161792" calcext:value-type="float">
            <text:p>1,63E+005</text:p>
          </table:table-cell>
          <table:table-cell table:style-name="ce1" table:formula="of:=LOOKUP([.$A$1]&amp;&quot; - &quot; &amp;[.C$3]&amp;&quot; - &quot;&amp;[.$A6];[Data.$A$2:.$A$105];[Data.$B$2:.$B$105])" office:value-type="float" office:value="283076.685002173" calcext:value-type="float">
            <text:p>2,83E+005</text:p>
          </table:table-cell>
          <table:table-cell table:style-name="ce1" table:formula="of:=LOOKUP([.$A$1]&amp;&quot; - &quot; &amp;[.D$3]&amp;&quot; - &quot;&amp;[.$A6];[Data.$A$2:.$A$105];[Data.$B$2:.$B$105])" office:value-type="float" office:value="2083996.0747321" calcext:value-type="float">
            <text:p>2,08E+0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105];[Data.$B$2:.$B$105])" office:value-type="float" office:value="3021512.70912023" calcext:value-type="float">
            <text:p>3,02E+006</text:p>
          </table:table-cell>
          <table:table-cell table:style-name="ce1" table:formula="of:=LOOKUP([.$A$1]&amp;&quot; - &quot; &amp;[.C$3]&amp;&quot; - &quot;&amp;[.$A7];[Data.$A$2:.$A$105];[Data.$B$2:.$B$105])" office:value-type="float" office:value="7126952.0193461" calcext:value-type="float">
            <text:p>7,13E+006</text:p>
          </table:table-cell>
          <table:table-cell table:style-name="ce1" table:formula="of:=LOOKUP([.$A$1]&amp;&quot; - &quot; &amp;[.D$3]&amp;&quot; - &quot;&amp;[.$A7];[Data.$A$2:.$A$105];[Data.$B$2:.$B$105])" office:value-type="float" office:value="6787700.8567562" calcext:value-type="float">
            <text:p>6,79E+00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table:formula="of:=LOOKUP([.$A$1]&amp;&quot; - &quot; &amp;[.B$3]&amp;&quot; - &quot;&amp;[.$A8];[Data.$A$2:.$A$105];[Data.$B$2:.$B$105])" office:value-type="float" office:value="7548503.59872551" calcext:value-type="float">
            <text:p>7,55E+006</text:p>
          </table:table-cell>
          <table:table-cell table:style-name="ce1" table:formula="of:=LOOKUP([.$A$1]&amp;&quot; - &quot; &amp;[.C$3]&amp;&quot; - &quot;&amp;[.$A8];[Data.$A$2:.$A$105];[Data.$B$2:.$B$105])" office:value-type="float" office:value="10132483.3955296" calcext:value-type="float">
            <text:p>1,01E+007</text:p>
          </table:table-cell>
          <table:table-cell table:style-name="ce1" table:formula="of:=LOOKUP([.$A$1]&amp;&quot; - &quot; &amp;[.D$3]&amp;&quot; - &quot;&amp;[.$A8];[Data.$A$2:.$A$105];[Data.$B$2:.$B$105])" office:value-type="float" office:value="6927139.0789756" calcext:value-type="float">
            <text:p>6,93E+006</text:p>
          </table:table-cell>
          <table:table-cell table:number-columns-repeated="2"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while others are talking" table:style-name="ta1">
        <table:shapes>
          <draw:frame draw:z-index="0" draw:style-name="gr1" draw:text-style-name="P1" svg:width="27.419cm" svg:height="11.666cm" svg:x="0.391cm" svg:y="4.128cm">
            <draw:object draw:notify-on-update-of-ranges="'Enter while others are talking'.A4:'Enter while others are talking'.A8 'Enter while others are talking'.B3:'Enter while others are talking'.B3 'Enter while others are talking'.B4:'Enter while others are talking'.B8 'Enter while others are talking'.C3:'Enter while others are talking'.C3 'Enter while others are talking'.C4:'Enter while others are talking'.C8 'Enter while others are talking'.D3:'Enter while others are talking'.D3 'Enter while others are talking'.D4:'Enter while others are talking'.D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ter while others are talk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105];[Data.$B$2:.$B$105])" office:value-type="float" office:value="14268.0490820888" calcext:value-type="float">
            <text:p>1,43E+004</text:p>
          </table:table-cell>
          <table:table-cell table:style-name="ce1" table:formula="of:=LOOKUP([.$A$1]&amp;&quot; - &quot; &amp;[.C$3]&amp;&quot; - &quot;&amp;[.$A4];[Data.$A$2:.$A$105];[Data.$B$2:.$B$105])" office:value-type="float" office:value="3146.10512185914" calcext:value-type="float">
            <text:p>3,15E+003</text:p>
          </table:table-cell>
          <table:table-cell table:style-name="ce1" table:formula="of:=LOOKUP([.$A$1]&amp;&quot; - &quot; &amp;[.D$3]&amp;&quot; - &quot;&amp;[.$A4];[Data.$A$2:.$A$105];[Data.$B$2:.$B$105])" office:value-type="float" office:value="1031.57123773075" calcext:value-type="float">
            <text:p>1,03E+003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table:formula="of:=LOOKUP([.$A$1]&amp;&quot; - &quot; &amp;[.B$3]&amp;&quot; - &quot;&amp;[.$A5];[Data.$A$2:.$A$105];[Data.$B$2:.$B$105])" office:value-type="float" office:value="687185.99417766" calcext:value-type="float">
            <text:p>6,87E+005</text:p>
          </table:table-cell>
          <table:table-cell table:style-name="ce1" table:formula="of:=LOOKUP([.$A$1]&amp;&quot; - &quot; &amp;[.C$3]&amp;&quot; - &quot;&amp;[.$A5];[Data.$A$2:.$A$105];[Data.$B$2:.$B$105])" office:value-type="float" office:value="725809.644323949" calcext:value-type="float">
            <text:p>7,26E+005</text:p>
          </table:table-cell>
          <table:table-cell table:style-name="ce1" table:formula="of:=LOOKUP([.$A$1]&amp;&quot; - &quot; &amp;[.D$3]&amp;&quot; - &quot;&amp;[.$A5];[Data.$A$2:.$A$105];[Data.$B$2:.$B$105])" office:value-type="float" office:value="2121740.77042765" calcext:value-type="float">
            <text:p>2,12E+006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table:formula="of:=LOOKUP([.$A$1]&amp;&quot; - &quot; &amp;[.B$3]&amp;&quot; - &quot;&amp;[.$A6];[Data.$A$2:.$A$105];[Data.$B$2:.$B$105])" office:value-type="float" office:value="10765541.7023162" calcext:value-type="float">
            <text:p>1,08E+007</text:p>
          </table:table-cell>
          <table:table-cell table:style-name="ce1" table:formula="of:=LOOKUP([.$A$1]&amp;&quot; - &quot; &amp;[.C$3]&amp;&quot; - &quot;&amp;[.$A6];[Data.$A$2:.$A$105];[Data.$B$2:.$B$105])" office:value-type="float" office:value="11189343.9297014" calcext:value-type="float">
            <text:p>1,12E+007</text:p>
          </table:table-cell>
          <table:table-cell table:style-name="ce1" table:formula="of:=LOOKUP([.$A$1]&amp;&quot; - &quot; &amp;[.D$3]&amp;&quot; - &quot;&amp;[.$A6];[Data.$A$2:.$A$105];[Data.$B$2:.$B$105])" office:value-type="float" office:value="7692540.68381554" calcext:value-type="float">
            <text:p>7,69E+006</text:p>
          </table:table-cell>
          <table:table-cell table:number-columns-repeated="2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105];[Data.$B$2:.$B$105])" office:value-type="float" office:value="24709236.903516" calcext:value-type="float">
            <text:p>2,47E+007</text:p>
          </table:table-cell>
          <table:table-cell table:style-name="ce1" table:formula="of:=LOOKUP([.$A$1]&amp;&quot; - &quot; &amp;[.C$3]&amp;&quot; - &quot;&amp;[.$A7];[Data.$A$2:.$A$105];[Data.$B$2:.$B$105])" office:value-type="float" office:value="28975078.8629382" calcext:value-type="float">
            <text:p>2,90E+007</text:p>
          </table:table-cell>
          <table:table-cell table:style-name="ce1" table:formula="of:=LOOKUP([.$A$1]&amp;&quot; - &quot; &amp;[.D$3]&amp;&quot; - &quot;&amp;[.$A7];[Data.$A$2:.$A$105];[Data.$B$2:.$B$105])" office:value-type="float" office:value="16924964.8335759" calcext:value-type="float">
            <text:p>1,69E+007</text:p>
          </table:table-cell>
          <table:table-cell table:number-columns-repeated="2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1" table:formula="of:=LOOKUP([.$A$1]&amp;&quot; - &quot; &amp;[.B$3]&amp;&quot; - &quot;&amp;[.$A8];[Data.$A$2:.$A$105];[Data.$B$2:.$B$105])" office:value-type="string" office:string-value="NA" calcext:value-type="string">
            <text:p>NA</text:p>
          </table:table-cell>
          <table:table-cell table:style-name="ce1" table:formula="of:=LOOKUP([.$A$1]&amp;&quot; - &quot; &amp;[.C$3]&amp;&quot; - &quot;&amp;[.$A8];[Data.$A$2:.$A$105];[Data.$B$2:.$B$105])" office:value-type="float" office:value="32093204.0000639" calcext:value-type="float">
            <text:p>3,21E+007</text:p>
          </table:table-cell>
          <table:table-cell table:style-name="ce1" table:formula="of:=LOOKUP([.$A$1]&amp;&quot; - &quot; &amp;[.D$3]&amp;&quot; - &quot;&amp;[.$A8];[Data.$A$2:.$A$105];[Data.$B$2:.$B$105]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  <table:database-ranges>
        <table:database-range table:name="__Anonymous_Sheet_DB__1" table:target-range-address="'Simply Sending Data'.A41:'Simply Sending Data'.B8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Enter talk and leave'.A41:'Enter talk and leave'.B8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Enter while others are talking'.A42:'Enter while others are talking'.B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19:38:19.463919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8-05T19:41:53.753702748</dc:date>
    <meta:editing-duration>P2DT14H4M29S</meta:editing-duration>
    <meta:editing-cycles>26</meta:editing-cycles>
    <meta:generator>LibreOffice/4.3.7.2$Linux_X86_64 LibreOffice_project/430m0$Build-2</meta:generator>
    <meta:document-statistic meta:table-count="4" meta:cell-count="1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5.036cm" style:legend-expansion="high" chart:style-name="ch2"/>
        <chart:plot-area chart:style-name="ch3" table:cell-range-address="'Simply Sending Data'.A3:'Simply Sending Data'.D8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Simply Sending Data'.A4:'Simply Sending Data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ply Sending Data'.B4:'Simply Sending Data'.B8" chart:label-cell-address="'Simply Sending Data'.B3:'Simply Sending Data'.B3" chart:class="chart:bar">
            <chart:data-point chart:repeated="5"/>
          </chart:series>
          <chart:series chart:style-name="ch8" chart:values-cell-range-address="'Simply Sending Data'.C4:'Simply Sending Data'.C8" chart:label-cell-address="'Simply Sending Data'.C3:'Simply Sending Data'.C3" chart:class="chart:bar">
            <chart:data-point chart:repeated="5"/>
          </chart:series>
          <chart:series chart:style-name="ch9" chart:values-cell-range-address="'Simply Sending Data'.D4:'Simply Sending Data'.D8" chart:label-cell-address="'Simply Sending Data'.D3:'Simply Sending Data'.D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Simply Sending Data'.B3:'Simply Sending Data'.B3</svg:desc>
                </draw:g>
              </table:table-cell>
              <table:table-cell office:value-type="string">
                <text:p>Bounded Concurrent</text:p>
                <draw:g>
                  <svg:desc>'Simply Sending Data'.C3:'Simply Sending Data'.C3</svg:desc>
                </draw:g>
              </table:table-cell>
              <table:table-cell office:value-type="string">
                <text:p>Actors with green threads</text:p>
                <draw:g>
                  <svg:desc>'Simply Sending Data'.D3:'Simply Sending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x 1</text:p>
                <draw:g>
                  <svg:desc>'Simply Sending Data'.A4:'Simply Sending Data'.A8</svg:desc>
                </draw:g>
              </table:table-cell>
              <table:table-cell office:value-type="float" office:value="5069753.85328557">
                <text:p>5069753.85328557</text:p>
                <draw:g>
                  <svg:desc>'Simply Sending Data'.B4:'Simply Sending Data'.B8</svg:desc>
                </draw:g>
              </table:table-cell>
              <table:table-cell office:value-type="float" office:value="5317296.41469181">
                <text:p>5317296.41469181</text:p>
                <draw:g>
                  <svg:desc>'Simply Sending Data'.C4:'Simply Sending Data'.C8</svg:desc>
                </draw:g>
              </table:table-cell>
              <table:table-cell office:value-type="float" office:value="3548804.78683917">
                <text:p>3548804.78683917</text:p>
                <draw:g>
                  <svg:desc>'Simply Sending Data'.D4:'Simply Sending Data'.D8</svg:desc>
                </draw:g>
              </table:table-cell>
            </table:table-row>
            <table:table-row>
              <table:table-cell office:value-type="string">
                <text:p>1000 x 10</text:p>
              </table:table-cell>
              <table:table-cell office:value-type="float" office:value="945055.112235643">
                <text:p>945055.112235643</text:p>
              </table:table-cell>
              <table:table-cell office:value-type="float" office:value="1674910.65016068">
                <text:p>1674910.65016068</text:p>
              </table:table-cell>
              <table:table-cell office:value-type="float" office:value="825532.824354264">
                <text:p>825532.824354264</text:p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1997.081390879">
                <text:p>161997.081390879</text:p>
              </table:table-cell>
              <table:table-cell office:value-type="float" office:value="332313.466836059">
                <text:p>332313.466836059</text:p>
              </table:table-cell>
              <table:table-cell office:value-type="float" office:value="103474.353695271">
                <text:p>103474.353695271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39699.91110185">
                <text:p>539699.91110185</text:p>
              </table:table-cell>
              <table:table-cell office:value-type="float" office:value="429235.024987444">
                <text:p>429235.024987444</text:p>
              </table:table-cell>
              <table:table-cell office:value-type="float" office:value="242595.740299565">
                <text:p>242595.740299565</text:p>
              </table:table-cell>
            </table:table-row>
            <table:table-row>
              <table:table-cell office:value-type="string">
                <text:p>1 x 1000000</text:p>
              </table:table-cell>
              <table:table-cell office:value-type="float" office:value="669537.815582208">
                <text:p>669537.815582208</text:p>
              </table:table-cell>
              <table:table-cell office:value-type="float" office:value="458617.014387492">
                <text:p>458617.014387492</text:p>
              </table:table-cell>
              <table:table-cell office:value-type="float" office:value="265684.258867714">
                <text:p>265684.258867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5.036cm" style:legend-expansion="high" chart:style-name="ch2"/>
        <chart:plot-area chart:style-name="ch3" table:cell-range-address="'Enter talk and leave'.A4:'Enter talk and leave'.D8 'Enter talk and leave'.B3:'Enter talk and leave'.D3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Enter talk and leave'.A4:'Enter talk and leave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talk and leave'.B4:'Enter talk and leave'.B8" chart:label-cell-address="'Enter talk and leave'.B3:'Enter talk and leave'.B3" chart:class="chart:bar">
            <chart:data-point chart:repeated="5"/>
          </chart:series>
          <chart:series chart:style-name="ch8" chart:values-cell-range-address="'Enter talk and leave'.C4:'Enter talk and leave'.C8" chart:label-cell-address="'Enter talk and leave'.C3:'Enter talk and leave'.C3" chart:class="chart:bar">
            <chart:data-point chart:repeated="5"/>
          </chart:series>
          <chart:series chart:style-name="ch9" chart:values-cell-range-address="'Enter talk and leave'.D4:'Enter talk and leave'.D8" chart:label-cell-address="'Enter talk and leave'.D3:'Enter talk and leave'.D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talk and leave'.B3:'Enter talk and leave'.B3</svg:desc>
                </draw:g>
              </table:table-cell>
              <table:table-cell office:value-type="string">
                <text:p>Bounded Concurrent</text:p>
                <draw:g>
                  <svg:desc>'Enter talk and leave'.C3:'Enter talk and leave'.C3</svg:desc>
                </draw:g>
              </table:table-cell>
              <table:table-cell office:value-type="string">
                <text:p>Actors with green threads</text:p>
                <draw:g>
                  <svg:desc>'Enter talk and leave'.D3:'Enter talk and leave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talk and leave'.A4:'Enter talk and leave'.A8</svg:desc>
                </draw:g>
              </table:table-cell>
              <table:table-cell office:value-type="float" office:value="1740.94202372904">
                <text:p>1740.94202372904</text:p>
                <draw:g>
                  <svg:desc>'Enter talk and leave'.B4:'Enter talk and leave'.B8</svg:desc>
                </draw:g>
              </table:table-cell>
              <table:table-cell office:value-type="float" office:value="393.458051666551">
                <text:p>393.458051666551</text:p>
                <draw:g>
                  <svg:desc>'Enter talk and leave'.C4:'Enter talk and leave'.C8</svg:desc>
                </draw:g>
              </table:table-cell>
              <table:table-cell office:value-type="float" office:value="824.642970825781">
                <text:p>824.642970825781</text:p>
                <draw:g>
                  <svg:desc>'Enter talk and leave'.D4:'Enter talk and leave'.D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59.4449990265">
                <text:p>13759.4449990265</text:p>
              </table:table-cell>
              <table:table-cell office:value-type="float" office:value="46077.2515840975">
                <text:p>46077.2515840975</text:p>
              </table:table-cell>
              <table:table-cell office:value-type="float" office:value="170170.042414883">
                <text:p>170170.0424148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2743.664161792">
                <text:p>162743.664161792</text:p>
              </table:table-cell>
              <table:table-cell office:value-type="float" office:value="283076.685002173">
                <text:p>283076.685002173</text:p>
              </table:table-cell>
              <table:table-cell office:value-type="float" office:value="2083996.0747321">
                <text:p>2083996.07473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21512.70912023">
                <text:p>3021512.70912023</text:p>
              </table:table-cell>
              <table:table-cell office:value-type="float" office:value="7126952.0193461">
                <text:p>7126952.0193461</text:p>
              </table:table-cell>
              <table:table-cell office:value-type="float" office:value="6787700.8567562">
                <text:p>6787700.85675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48503.59872551">
                <text:p>7548503.59872551</text:p>
              </table:table-cell>
              <table:table-cell office:value-type="float" office:value="10132483.3955296">
                <text:p>10132483.3955296</text:p>
              </table:table-cell>
              <table:table-cell office:value-type="float" office:value="6927139.0789756">
                <text:p>6927139.07897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5.036cm" style:legend-expansion="high" chart:style-name="ch2"/>
        <chart:plot-area chart:style-name="ch3" table:cell-range-address="'Enter while others are talking'.A4:'Enter while others are talking'.D8 'Enter while others are talking'.B3:'Enter while others are talking'.D3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Enter while others are talking'.A4:'Enter while others are talking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while others are talking'.B4:'Enter while others are talking'.B8" chart:label-cell-address="'Enter while others are talking'.B3:'Enter while others are talking'.B3" chart:class="chart:bar">
            <chart:data-point chart:repeated="5"/>
          </chart:series>
          <chart:series chart:style-name="ch8" chart:values-cell-range-address="'Enter while others are talking'.C4:'Enter while others are talking'.C8" chart:label-cell-address="'Enter while others are talking'.C3:'Enter while others are talking'.C3" chart:class="chart:bar">
            <chart:data-point chart:repeated="5"/>
          </chart:series>
          <chart:series chart:style-name="ch9" chart:values-cell-range-address="'Enter while others are talking'.D4:'Enter while others are talking'.D8" chart:label-cell-address="'Enter while others are talking'.D3:'Enter while others are talking'.D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while others are talking'.B3:'Enter while others are talking'.B3</svg:desc>
                </draw:g>
              </table:table-cell>
              <table:table-cell office:value-type="string">
                <text:p>Bounded Concurrent</text:p>
                <draw:g>
                  <svg:desc>'Enter while others are talking'.C3:'Enter while others are talking'.C3</svg:desc>
                </draw:g>
              </table:table-cell>
              <table:table-cell office:value-type="string">
                <text:p>Actors with green threads</text:p>
                <draw:g>
                  <svg:desc>'Enter while others are talking'.D3:'Enter while others are talking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while others are talking'.A4:'Enter while others are talking'.A8</svg:desc>
                </draw:g>
              </table:table-cell>
              <table:table-cell office:value-type="float" office:value="14268.0490820888">
                <text:p>14268.0490820888</text:p>
                <draw:g>
                  <svg:desc>'Enter while others are talking'.B4:'Enter while others are talking'.B8</svg:desc>
                </draw:g>
              </table:table-cell>
              <table:table-cell office:value-type="float" office:value="3146.10512185914">
                <text:p>3146.10512185914</text:p>
                <draw:g>
                  <svg:desc>'Enter while others are talking'.C4:'Enter while others are talking'.C8</svg:desc>
                </draw:g>
              </table:table-cell>
              <table:table-cell office:value-type="float" office:value="1031.57123773075">
                <text:p>1031.57123773075</text:p>
                <draw:g>
                  <svg:desc>'Enter while others are talking'.D4:'Enter while others are talking'.D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7185.99417766">
                <text:p>687185.99417766</text:p>
              </table:table-cell>
              <table:table-cell office:value-type="float" office:value="725809.644323949">
                <text:p>725809.644323949</text:p>
              </table:table-cell>
              <table:table-cell office:value-type="float" office:value="2121740.77042765">
                <text:p>2121740.770427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65541.7023162">
                <text:p>10765541.7023162</text:p>
              </table:table-cell>
              <table:table-cell office:value-type="float" office:value="11189343.9297014">
                <text:p>11189343.9297014</text:p>
              </table:table-cell>
              <table:table-cell office:value-type="float" office:value="7692540.68381554">
                <text:p>7692540.683815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709236.903516">
                <text:p>24709236.903516</text:p>
              </table:table-cell>
              <table:table-cell office:value-type="float" office:value="28975078.8629382">
                <text:p>28975078.8629382</text:p>
              </table:table-cell>
              <table:table-cell office:value-type="float" office:value="16924964.8335759">
                <text:p>16924964.833575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32093204.0000639">
                <text:p>32093204.00006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